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1.8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84"/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/>
  </office:automatic-styles>
  <office:body>
    <office:spreadsheet>
      <table:table table:name="Summary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est Numbe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irectory</text:p>
          </table:table-cell>
          <table:table-cell table:style-name="ce1" office:value-type="string">
            <text:p>Clock 1</text:p>
          </table:table-cell>
          <table:table-cell table:style-name="ce1" office:value-type="string">
            <text:p>Clock 2</text:p>
          </table:table-cell>
          <table:table-cell table:style-name="ce1" office:value-type="string">
            <text:p>Location 1</text:p>
          </table:table-cell>
          <table:table-cell table:style-name="ce1" office:value-type="string">
            <text:p>Location 2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Status</text:p>
          </table:table-cell>
          <table:table-cell office:value-type="string">
            <text:p>Directory</text:p>
          </table:table-cell>
        </table:table-row>
        <table:table-row table:style-name="ro2">
          <table:table-cell/>
          <table:table-cell office:value-type="string">
            <text:p><text:a xlink:href="#Test1" xlink:type="simple">001</text:a></text:p>
          </table:table-cell>
          <table:table-cell table:formula="of:=[Test1.C4]" office:value-type="date" office:date-value="2014-02-27">
            <text:p>27/02/14</text:p>
          </table:table-cell>
          <table:table-cell table:formula="of:=[Test1.C6]" office:value-type="string" office:string-value="TimePort-To-Software-Test1">
            <text:p>TimePort-To-Software-Test1</text:p>
          </table:table-cell>
          <table:table-cell table:formula="of:=[Test1.C11]" office:value-type="string" office:string-value="TimePort_1">
            <text:p>TimePort_1</text:p>
          </table:table-cell>
          <table:table-cell table:formula="of:=[Test1.F11]" office:value-type="string" office:string-value="PTPd_Netbook">
            <text:p>PTPd_Netbook</text:p>
          </table:table-cell>
          <table:table-cell table:formula="of:=[Test1.C13]" office:value-type="string" office:string-value="4E 4... (Watson's Office)">
            <text:p>4E 4... (Watson's Office)</text:p>
          </table:table-cell>
          <table:table-cell table:formula="of:=[Test1.F13]" office:value-type="string" office:string-value="2E 2.13">
            <text:p>2E 2.13</text:p>
          </table:table-cell>
          <table:table-cell table:formula="of:=[Test1.C7]" office:value-type="float" office:value="1037">
            <text:p>1037</text:p>
          </table:table-cell>
          <table:table-cell table:formula="of:=[Test1.C8]" office:value-type="float" office:value="1720">
            <text:p>1720</text:p>
          </table:table-cell>
          <table:table-cell office:value-type="string">
            <text:p>Finished</text:p>
          </table:table-cell>
          <table:table-cell office:value-type="string">
            <text:p><text:a xlink:href="../TimePort-To-Soft-Test1/" xlink:type="simple">/home/james/FinalYearProject/PTPData/TestData/TimePort-To-Soft-Test1/</text:a></text:p>
          </table:table-cell>
        </table:table-row>
        <table:table-row table:style-name="ro2">
          <table:table-cell/>
          <table:table-cell office:value-type="string">
            <text:p><text:a xlink:href="#Test2" xlink:type="simple">002</text:a></text:p>
          </table:table-cell>
          <table:table-cell table:formula="of:=[Test2.C4]" office:value-type="date" office:date-value="2014-02-28">
            <text:p>28/02/14</text:p>
          </table:table-cell>
          <table:table-cell table:formula="of:=[Test2.C6]" office:value-type="string" office:string-value="TimePort-To-Software-Test2">
            <text:p>TimePort-To-Software-Test2</text:p>
          </table:table-cell>
          <table:table-cell table:formula="of:=[Test2.C11]" office:value-type="string" office:string-value="TimePort_1">
            <text:p>TimePort_1</text:p>
          </table:table-cell>
          <table:table-cell table:formula="of:=[Test2.F11]" office:value-type="string" office:string-value="PTPd_Netbook">
            <text:p>PTPd_Netbook</text:p>
          </table:table-cell>
          <table:table-cell table:formula="of:=[Test2.C13]" office:value-type="string" office:string-value="4E 4... (Watson's Office)">
            <text:p>4E 4... (Watson's Office)</text:p>
          </table:table-cell>
          <table:table-cell table:formula="of:=[Test2.F13]" office:value-type="string" office:string-value="2E 2.13">
            <text:p>2E 2.13</text:p>
          </table:table-cell>
          <table:table-cell table:formula="of:=[Test2.C7]" office:value-type="float" office:value="1140">
            <text:p>1140</text:p>
          </table:table-cell>
          <table:table-cell table:formula="of:=[Test2.C8]" office:value-type="float" office:value="1700">
            <text:p>1700</text:p>
          </table:table-cell>
          <table:table-cell office:value-type="string">
            <text:p>Finished</text:p>
          </table:table-cell>
          <table:table-cell office:value-type="string">
            <text:p><text:a xlink:href="../TimePort-To-Soft-Test2/" xlink:type="simple">/home/james/FinalYearProject/PTPData/TestData/TimePort-To-Soft-Test2/</text:a></text:p>
          </table:table-cell>
        </table:table-row>
        <table:table-row table:style-name="ro2">
          <table:table-cell/>
          <table:table-cell office:value-type="string">
            <text:p><text:a xlink:href="#Test3" xlink:type="simple">003</text:a></text:p>
          </table:table-cell>
          <table:table-cell table:formula="of:=[Test3.C4]" office:value-type="date" office:date-value="2014-02-28">
            <text:p>28/02/14</text:p>
          </table:table-cell>
          <table:table-cell table:formula="of:=[Test3.C6]" office:value-type="string" office:string-value="TimePort-To-Software-Test3">
            <text:p>TimePort-To-Software-Test3</text:p>
          </table:table-cell>
          <table:table-cell table:formula="of:=[Test3.C11]" office:value-type="string" office:string-value="TimePort_1">
            <text:p>TimePort_1</text:p>
          </table:table-cell>
          <table:table-cell table:formula="of:=[Test3.F11]" office:value-type="string" office:string-value="PTPd_Desktop">
            <text:p>PTPd_Desktop</text:p>
          </table:table-cell>
          <table:table-cell table:formula="of:=[Test3.C13]" office:value-type="string" office:string-value="2E 4... (Watson's Office)">
            <text:p>2E 4... (Watson's Office)</text:p>
          </table:table-cell>
          <table:table-cell table:formula="of:=[Test3.F13]" office:value-type="string" office:string-value="2E 4..">
            <text:p>2E 4..</text:p>
          </table:table-cell>
          <table:table-cell table:formula="of:=[Test3.C7]" office:value-type="float" office:value="1015">
            <text:p>1015</text:p>
          </table:table-cell>
          <table:table-cell table:formula="of:=[Test3.C8]" office:value-type="float" office:value="0">
            <text:p>0</text:p>
          </table:table-cell>
          <table:table-cell office:value-type="string">
            <text:p>In Progress</text:p>
          </table:table-cell>
          <table:table-cell office:value-type="string">
            <text:p><text:a xlink:href="../TimePort-To-Soft-Test3/" xlink:type="simple">/home/james/FinalYearProject/PTPData/TestData/TimePort-To-Soft-Test3/</text:a></text:p>
          </table:table-cell>
        </table:table-row>
        <table:table-row table:style-name="ro2">
          <table:table-cell/>
          <table:table-cell office:value-type="string">
            <text:p><text:a xlink:href="#Test4" xlink:type="simple">004</text:a></text:p>
          </table:table-cell>
          <table:table-cell table:formula="of:=[Test4.C4]" office:value-type="date" office:date-value="2014-03-03">
            <text:p>03/03/14</text:p>
          </table:table-cell>
          <table:table-cell table:formula="of:=[Test4.C6]" office:value-type="string" office:string-value="TimePort-To-Software-Test4">
            <text:p>TimePort-To-Software-Test4</text:p>
          </table:table-cell>
          <table:table-cell table:formula="of:=[Test4.C11]" office:value-type="string" office:string-value="TimePort_1">
            <text:p>TimePort_1</text:p>
          </table:table-cell>
          <table:table-cell table:formula="of:=[Test4.F11]" office:value-type="string" office:string-value="PTPd_netbook">
            <text:p>PTPd_netbook</text:p>
          </table:table-cell>
          <table:table-cell table:formula="of:=[Test4.C13]" office:value-type="string" office:string-value="Watson's Office">
            <text:p>Watson's Office</text:p>
          </table:table-cell>
          <table:table-cell table:formula="of:=[Test4.F13]" office:value-type="string" office:string-value="2E2.11?">
            <text:p>2E2.11?</text:p>
          </table:table-cell>
          <table:table-cell table:formula="of:=[Test4.C7]" office:value-type="string" office:string-value="0810">
            <text:p>0810</text:p>
          </table:table-cell>
          <table:table-cell table:formula="of:=[Test4.C8]" office:value-type="string" office:string-value="1400">
            <text:p>1400</text:p>
          </table:table-cell>
          <table:table-cell office:value-type="string">
            <text:p>Finished</text:p>
          </table:table-cell>
          <table:table-cell office:value-type="string">
            <text:p><text:a xlink:href="../TimePort-To-Soft-Test4/" xlink:type="simple">/home/james/FinalYearProject/PTPData/TestData/TimePort-To-Soft-Test4/</text:a></text:p>
          </table:table-cell>
        </table:table-row>
        <table:table-row table:style-name="ro2">
          <table:table-cell/>
          <table:table-cell office:value-type="string">
            <text:p><text:a xlink:href="#Test5" xlink:type="simple">005</text:a></text:p>
          </table:table-cell>
          <table:table-cell table:formula="of:=[Test5.C4]" office:value-type="date" office:date-value="2014-03-03">
            <text:p>03/03/14</text:p>
          </table:table-cell>
          <table:table-cell table:formula="of:=[Test5.C6]" office:value-type="string" office:string-value="TimePort-To-Software-Test5">
            <text:p>TimePort-To-Software-Test5</text:p>
          </table:table-cell>
          <table:table-cell table:formula="of:=[Test5.C11]" office:value-type="string" office:string-value="TimePort_1">
            <text:p>TimePort_1</text:p>
          </table:table-cell>
          <table:table-cell table:formula="of:=[Test5.F11]" office:value-type="string" office:string-value="PTPd_netbook">
            <text:p>PTPd_netbook</text:p>
          </table:table-cell>
          <table:table-cell table:formula="of:=[Test5.C13]" office:value-type="string" office:string-value="Watson's Office">
            <text:p>Watson's Office</text:p>
          </table:table-cell>
          <table:table-cell table:formula="of:=[Test5.F13]" office:value-type="string" office:string-value="Library">
            <text:p>Library</text:p>
          </table:table-cell>
          <table:table-cell table:formula="of:=[Test5.C7]" office:value-type="float" office:value="929">
            <text:p>929</text:p>
          </table:table-cell>
          <table:table-cell table:formula="of:=[Test5.C8]" office:value-type="float" office:value="0">
            <text:p>0</text:p>
          </table:table-cell>
          <table:table-cell office:value-type="string">
            <text:p>In Progress</text:p>
          </table:table-cell>
          <table:table-cell office:value-type="string">
            <text:p><text:a xlink:href="../TimePort-To-Soft-Test5/" xlink:type="simple">/home/james/FinalYearProject/PTPData/TestData/TimePort-To-Soft-Test5/</text:a></text:p>
          </table:table-cell>
        </table:table-row>
        <table:table-row table:style-name="ro2">
          <table:table-cell/>
          <table:table-cell office:value-type="string">
            <text:p><text:a xlink:href="#Test6" xlink:type="simple">006</text:a></text:p>
          </table:table-cell>
          <table:table-cell table:formula="of:=[Test6.C4]" office:value-type="date" office:date-value="2014-03-03">
            <text:p>03/03/14</text:p>
          </table:table-cell>
          <table:table-cell table:formula="of:=[Test6.C6]" office:value-type="string" office:string-value="TimePort_To_Beaglebone1">
            <text:p>TimePort_To_Beaglebone1</text:p>
          </table:table-cell>
          <table:table-cell table:formula="of:=[Test6.C11]" office:value-type="string" office:string-value="TimePort_1">
            <text:p>TimePort_1</text:p>
          </table:table-cell>
          <table:table-cell table:formula="of:=[Test6.F11]" office:value-type="string" office:string-value="Beaglebone_1">
            <text:p>Beaglebone_1</text:p>
          </table:table-cell>
          <table:table-cell table:formula="of:=[Test6.C13]" office:value-type="string" office:string-value="Watson's Office">
            <text:p>Watson's Office</text:p>
          </table:table-cell>
          <table:table-cell table:formula="of:=[Test6.F13]" office:value-type="string" office:string-value="Watson's Office">
            <text:p>Watson's Office</text:p>
          </table:table-cell>
          <table:table-cell table:formula="of:=[Test6.C7]" office:value-type="string" office:string-value="Unknown">
            <text:p>Unknown</text:p>
          </table:table-cell>
          <table:table-cell table:formula="of:=[Test6.C8]" office:value-type="float" office:value="0">
            <text:p>0</text:p>
          </table:table-cell>
          <table:table-cell office:value-type="string">
            <text:p>In Progress</text:p>
          </table:table-cell>
          <table:table-cell office:value-type="string">
            <text:p><text:a xlink:href="../TimePort-To-Beaglebone-Test1/" xlink:type="simple">/home/james/FinalYearProject/PTPData/TestData/TimePort-To-Beaglebone-Test1/</text:a></text:p>
          </table:table-cell>
        </table:table-row>
        <table:table-row table:style-name="ro1" table:number-rows-repeated="17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<text:s/></text:p>
          </table:table-cell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est1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1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7">
            <text:p>2014-02-2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20">
            <text:p>17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3">
          <table:table-cell/>
          <table:table-cell table:style-name="ce3" office:value-type="string">
            <text:p>Test Description</text:p>
          </table:table-cell>
          <table:table-cell table:style-name="ce5" office:value-type="string" table:number-columns-spanned="4" table:number-rows-spanned="1">
            <text:p>An initial test to collect data to supplement the example data already received. Will run test for a day and will run some metrics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1342: Data seems to be collecting just fine. In 3 hours 20mins : 45M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office:value-type="string">
            <text:p>RawDataPT2.tx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140">
            <text:p>114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3" office:value-type="string">
            <text:p>Test Description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1330: Stopped Test to run test downstairs in power la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408: Restarted test as ports downstairs don't work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700; Test finishe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eed to clean up the end of the file as there's so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ta lost. (removed ethernet cable?)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Desktop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2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4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2">
          <table:table-cell/>
          <table:table-cell table:style-name="ce3" office:value-type="string">
            <text:p>Test Description</text:p>
          </table:table-cell>
          <table:table-cell table:style-name="ce5" office:value-type="string" table:number-columns-spanned="4" table:number-rows-spanned="1">
            <text:p>Testing in Watson's Office. GPS now works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GPS now works fine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ill only collect for a few hours. 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atson is collecting data, so not sure how long it'll take to collect 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ll stop when GM is transferred to other lab</text:p>
          </table:table-cell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4" table:style-name="ta1"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4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6" office:value-type="string">
            <text:p>08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6" office:value-type="string">
            <text:p>14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2.11?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3" office:value-type="string">
            <text:p>Test Description</text:p>
          </table:table-cell>
          <table:table-cell table:style-name="ce5" office:value-type="string" table:number-columns-spanned="4" table:number-rows-spanned="1">
            <text:p>Standard Test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Stopped 0923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at 123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opped at 1400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5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6" office:value-type="float" office:value="929">
            <text:p>92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Library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office:value-type="string">
            <text:p>2/378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 office:value-type="string">
            <text:p>Clock # 2 Port2</text:p>
          </table:table-cell>
          <table:table-cell office:value-type="string">
            <text:p>2/321</text:p>
          </table:table-cell>
        </table:table-row>
        <table:table-row table:style-name="ro1">
          <table:table-cell/>
          <table:table-cell table:style-name="ce3" office:value-type="string">
            <text:p>Test Description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Stopped: 1148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: 142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6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6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3" office:value-type="string">
            <text:p>Test Description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First beaglebone test!!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08:34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2-28T13:01:17</meta:creation-date>
    <dc:date>2014-03-03T16:42:13</dc:date>
    <dc:creator>James </dc:creator>
    <meta:editing-duration>PT5H12M2S</meta:editing-duration>
    <meta:editing-cycles>8</meta:editing-cycles>
    <meta:generator>LibreOffice/4.0.2.2$Linux_X86_64 LibreOffice_project/400m0$Build-2</meta:generator>
    <meta:document-statistic meta:table-count="7" meta:cell-count="310" meta:object-count="0"/>
  </office:meta>
</office:document-meta>
</file>